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uxi Serif" svg:font-family="'Luxi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FreeSerif" officeooo:rsid="000f3ada" officeooo:paragraph-rsid="000f3ada"/>
    </style:style>
    <style:style style:name="P2" style:family="paragraph" style:parent-style-name="Standard">
      <style:paragraph-properties fo:text-align="justify" style:justify-single-word="false"/>
      <style:text-properties style:font-name="FreeSerif" officeooo:rsid="000f3ada" officeooo:paragraph-rsid="000f3ada"/>
    </style:style>
    <style:style style:name="P3" style:family="paragraph" style:parent-style-name="Standard">
      <style:paragraph-properties fo:text-align="justify" style:justify-single-word="false"/>
      <style:text-properties style:font-name="FreeSerif" officeooo:rsid="000f3ada" officeooo:paragraph-rsid="0028df40"/>
    </style:style>
    <style:style style:name="P4" style:family="paragraph" style:parent-style-name="Standard">
      <style:text-properties style:font-name="FreeSerif" fo:font-size="10pt" officeooo:rsid="000f3ada" officeooo:paragraph-rsid="000f3ada" style:font-size-asian="10pt" style:font-size-complex="10pt"/>
    </style:style>
    <style:style style:name="P5" style:family="paragraph" style:parent-style-name="Standard">
      <style:text-properties style:font-name="FreeSerif" fo:font-size="10pt" officeooo:rsid="000f3ada" officeooo:paragraph-rsid="0011c3b3" style:font-size-asian="10pt" style:font-size-complex="10pt"/>
    </style:style>
    <style:style style:name="P6" style:family="paragraph" style:parent-style-name="Standard">
      <style:paragraph-properties fo:text-align="justify" style:justify-single-word="false"/>
      <style:text-properties style:font-name="FreeSerif" fo:font-size="14pt" officeooo:rsid="000f3ada" officeooo:paragraph-rsid="0018c2ba" style:font-size-asian="14pt" style:font-size-complex="14pt"/>
    </style:style>
    <style:style style:name="P7" style:family="paragraph" style:parent-style-name="Standard">
      <style:paragraph-properties fo:text-align="justify" style:justify-single-word="false"/>
      <style:text-properties style:font-name="FreeSerif" fo:font-size="14pt" officeooo:rsid="000f3ada" officeooo:paragraph-rsid="001f4a36" style:font-size-asian="14pt" style:font-size-complex="14pt"/>
    </style:style>
    <style:style style:name="P8" style:family="paragraph" style:parent-style-name="Standard">
      <style:paragraph-properties fo:text-align="justify" style:justify-single-word="false"/>
      <style:text-properties style:font-name="FreeSerif" fo:font-size="14pt" officeooo:rsid="000f3ada" officeooo:paragraph-rsid="001bd021" style:font-size-asian="14pt" style:font-size-complex="14pt"/>
    </style:style>
    <style:style style:name="P9" style:family="paragraph" style:parent-style-name="Standard">
      <style:paragraph-properties fo:text-align="justify" style:justify-single-word="false"/>
      <style:text-properties style:font-name="FreeSerif" fo:font-size="14pt" officeooo:rsid="000f3ada" officeooo:paragraph-rsid="0019d85d" style:font-size-asian="14pt" style:font-size-complex="14pt"/>
    </style:style>
    <style:style style:name="P10" style:family="paragraph" style:parent-style-name="Standard">
      <style:paragraph-properties fo:text-align="justify" style:justify-single-word="false"/>
      <style:text-properties style:font-name="FreeSerif" fo:font-size="14pt" officeooo:rsid="000f3ada" officeooo:paragraph-rsid="000f3ada" style:font-size-asian="14pt" style:font-size-complex="14pt"/>
    </style:style>
    <style:style style:name="P11" style:family="paragraph" style:parent-style-name="Standard">
      <style:paragraph-properties fo:text-align="justify" style:justify-single-word="false"/>
      <style:text-properties style:font-name="FreeSerif" fo:font-size="14pt" officeooo:rsid="000f3ada" officeooo:paragraph-rsid="0022cec8" style:font-size-asian="14pt" style:font-size-complex="14pt"/>
    </style:style>
    <style:style style:name="P12" style:family="paragraph" style:parent-style-name="Standard">
      <style:paragraph-properties fo:text-align="justify" style:justify-single-word="false"/>
      <style:text-properties style:font-name="FreeSerif" fo:font-size="14pt" officeooo:rsid="000f3ada" officeooo:paragraph-rsid="001cff91" style:font-size-asian="14pt" style:font-size-complex="14pt"/>
    </style:style>
    <style:style style:name="P13" style:family="paragraph" style:parent-style-name="Standard">
      <style:paragraph-properties fo:text-align="justify" style:justify-single-word="false"/>
      <style:text-properties style:font-name="FreeSerif" fo:font-size="14pt" officeooo:rsid="000f3ada" officeooo:paragraph-rsid="00251092" style:font-size-asian="14pt" style:font-size-complex="14pt"/>
    </style:style>
    <style:style style:name="P14" style:family="paragraph" style:parent-style-name="Standard">
      <style:paragraph-properties fo:text-align="justify" style:justify-single-word="false"/>
      <style:text-properties style:font-name="FreeSerif" fo:font-size="14pt" officeooo:rsid="000f3ada" officeooo:paragraph-rsid="0028df40" style:font-size-asian="14pt" style:font-size-complex="14pt"/>
    </style:style>
    <style:style style:name="P15" style:family="paragraph" style:parent-style-name="Standard">
      <style:text-properties style:font-name="FreeSerif" fo:font-size="14pt" officeooo:rsid="000f3ada" officeooo:paragraph-rsid="002ed259" style:font-size-asian="14pt" style:font-size-complex="14pt"/>
    </style:style>
    <style:style style:name="P16" style:family="paragraph" style:parent-style-name="Standard">
      <style:paragraph-properties fo:text-align="justify" style:justify-single-word="false"/>
      <style:text-properties style:font-name="FreeSerif" fo:font-size="14pt" officeooo:rsid="001d79ab" officeooo:paragraph-rsid="001f4a36" style:font-size-asian="14pt" style:font-size-complex="14pt"/>
    </style:style>
    <style:style style:name="P17" style:family="paragraph" style:parent-style-name="Standard">
      <style:paragraph-properties fo:text-align="justify" style:justify-single-word="false"/>
      <style:text-properties style:font-name="FreeSerif" fo:font-size="16pt" fo:font-weight="bold" officeooo:rsid="000f3ada" officeooo:paragraph-rsid="000f3ada" style:font-size-asian="16pt" style:font-weight-asian="bold" style:font-size-complex="16pt" style:font-weight-complex="bold"/>
    </style:style>
    <style:style style:name="P18" style:family="paragraph" style:parent-style-name="Standard">
      <style:text-properties style:font-name="FreeSerif" style:text-underline-style="solid" style:text-underline-width="auto" style:text-underline-color="font-color" officeooo:rsid="002dabbb" officeooo:paragraph-rsid="002dabbb"/>
    </style:style>
    <style:style style:name="P19" style:family="paragraph" style:parent-style-name="Standard">
      <style:paragraph-properties fo:padding="0.074cm" fo:border-left="none" fo:border-right="none" fo:border-top="none" fo:border-bottom="0.99pt solid #000000" style:join-border="false"/>
      <style:text-properties style:font-name="FreeSerif" fo:font-size="14pt" officeooo:rsid="000f3ada" officeooo:paragraph-rsid="000f3ada" style:font-size-asian="14pt" style:font-size-complex="14pt"/>
    </style:style>
    <style:style style:name="T1" style:family="text">
      <style:text-properties fo:font-style="italic" style:font-style-asian="italic" style:font-style-complex="italic"/>
    </style:style>
    <style:style style:name="T2" style:family="text">
      <style:text-properties fo:font-style="italic" officeooo:rsid="0028df40"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11c3b3"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fo:font-weight="bold" officeooo:rsid="0011c3b3" style:font-style-asian="normal" style:font-weight-asian="bold" style:font-style-complex="normal" style:font-weight-complex="bold"/>
    </style:style>
    <style:style style:name="T8" style:family="text">
      <style:text-properties style:text-position="0% 100%" fo:font-style="normal" fo:font-weight="bold" style:font-style-asian="normal" style:font-weight-asian="bold" style:font-style-complex="normal" style:font-weight-complex="bold"/>
    </style:style>
    <style:style style:name="T9" style:family="text">
      <style:text-properties fo:font-weight="bold" style:font-weight-asian="bold" style:font-weight-complex="bold"/>
    </style:style>
    <style:style style:name="T10" style:family="text">
      <style:text-properties officeooo:rsid="00150e96"/>
    </style:style>
    <style:style style:name="T11" style:family="text">
      <style:text-properties officeooo:rsid="00173d10"/>
    </style:style>
    <style:style style:name="T12" style:family="text">
      <style:text-properties officeooo:rsid="0017a0ac"/>
    </style:style>
    <style:style style:name="T13" style:family="text">
      <style:text-properties officeooo:rsid="0019d85d"/>
    </style:style>
    <style:style style:name="T14" style:family="text">
      <style:text-properties officeooo:rsid="001bd021"/>
    </style:style>
    <style:style style:name="T15" style:family="text">
      <style:text-properties officeooo:rsid="001c78f2"/>
    </style:style>
    <style:style style:name="T16" style:family="text">
      <style:text-properties officeooo:rsid="001cff91"/>
    </style:style>
    <style:style style:name="T17" style:family="text">
      <style:text-properties style:font-name="FreeSerif" fo:font-size="10pt" officeooo:rsid="002ed259" style:font-size-asian="10pt" style:font-size-complex="10pt"/>
    </style:style>
    <style:style style:name="T18" style:family="text">
      <style:text-properties officeooo:rsid="001f4a36"/>
    </style:style>
    <style:style style:name="T19" style:family="text">
      <style:text-properties officeooo:rsid="00223c2c"/>
    </style:style>
    <style:style style:name="T20" style:family="text">
      <style:text-properties officeooo:rsid="0023f365"/>
    </style:style>
    <style:style style:name="T21" style:family="text">
      <style:text-properties officeooo:rsid="00251092"/>
    </style:style>
    <style:style style:name="T22" style:family="text">
      <style:text-properties officeooo:rsid="00267c4c"/>
    </style:style>
    <style:style style:name="T23" style:family="text">
      <style:text-properties officeooo:rsid="00270f38"/>
    </style:style>
    <style:style style:name="T24" style:family="text">
      <style:text-properties officeooo:rsid="00272f39"/>
    </style:style>
    <style:style style:name="T25" style:family="text">
      <style:text-properties officeooo:rsid="0028df40"/>
    </style:style>
    <style:style style:name="T26" style:family="text">
      <style:text-properties officeooo:rsid="002bcef2"/>
    </style:style>
    <style:style style:name="T27" style:family="text">
      <style:text-properties officeooo:rsid="002c7c3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Exposé des geplanten Dissertationsvorhabens</text:p>
      <text:p text:style-name="P2"/>
      <text:p text:style-name="P2"/>
      <text:p text:style-name="P6"><text:span text:style-name="T11">T</text:span>he current advances in nanomaterial development <text:span text:style-name="T12">require the use of accurate and traceable characterization techniques, such as Small-angle X-ray Scattering (SAXS). SAXS determines the size distribution and shape of the nanoparticles (NPs) in suspension by collecting X-ray photons elastically scattered off the electrons in the sample, at detection angles below 5° in forward direction. This technique is suitable for the traceable size determination of particles in the range of from about 5 nm to 200 nm and allows the characterization of a NPs with core-shell structures.</text:span></text:p>
      <text:p text:style-name="P6"/>
      <text:p text:style-name="P16">The project is based in the investigations of nanoparticles in suspension using <text:span text:style-name="T18">the </text:span>SAXS setup at the four-crystal monochromator beamline of PTB at the synchrotron radiation facility BESSY II. <text:span text:style-name="T18">Through the high brilliance and collimation of current synchrotron radiation sources, scattering curves of diluted samples can be recorded with short exposure time and good resolution.</text:span></text:p>
      <text:p text:style-name="P7"/>
      <text:p text:style-name="P8"><text:span text:style-name="T18">Nevertheless</text:span>, the innner structure present in many low-density nanoparticles <text:span text:style-name="T13">cannot be probed easily with single-contrast SAXS</text:span>. <text:span text:style-name="T13">Therefore, complementary information must be acquired by the method of the solvent contrast variation. In SAXS, the solvent contrast variation technique is achieved by adding a suitable contrast agent to the suspending medium (e.g. sucrose) and recording the scattering data as a function of the adjusted solvent density. </text:span></text:p>
      <text:p text:style-name="P8"/>
      <text:p text:style-name="P9"><text:span text:style-name="T14">My </text:span>work <text:span text:style-name="T26">develops</text:span> a novel approach to contrast variation <text:span text:style-name="T27">in</text:span> SAXS <text:span text:style-name="T9">[1]</text:span> based on the constitution of a solvent density gradient in a glass capillary in order to choose <text:span text:style-name="T1">in situ</text:span> the most appropriate contrast and to acquire extensive datasets in a short time interval. <text:span text:style-name="T15">The measurement of SAXS curves at different capillary heights allows the tuning of the solvent contrast within the provided density range, resulting in a virtually continuous solvent contrast variation. </text:span></text:p>
      <text:p text:style-name="P10"/>
      <text:p text:style-name="P11">By examining the scattering curves measured at different aqueous sucrose densities, information about the internal morphology of the nanoparticles as well as their size distribution can be obtained. Additionally an estimation of the particle density can be determined focusing on the Guinier region of the curve. <text:span text:style-name="T16">A comparison between the continuous contrast variation approach and other techniques (</text:span>DCS and imaging methods<text:span text:style-name="T19">) can validate the results obtained for</text:span> polymeric colloids across a wide spectrum of polymers. <text:span text:style-name="T9">[2]</text:span></text:p>
      <text:p text:style-name="P12"/>
      <text:p text:style-name="P13">The continuous contrast variation technique <text:span text:style-name="T20">can</text:span> also <text:span text:style-name="T20">be </text:span>employed to characterize<text:span text:style-name="T21"> </text:span><text:soft-page-break/><text:span text:style-name="T21">relevant materials for the nanomedicine community, such as human lipoproteins or the first approved</text:span> <text:span text:style-name="T21">nanodrug </text:span>Doxil <text:span text:style-name="T10">(R)</text:span>, a PEGylated liposomal formulation of doxorubicin. Th<text:span text:style-name="T22">is</text:span> study is focused on the isoscattering point position and the model-free analysis of the scattering curves and highlights the advantadges in comparison to widely used characterization techniques as DLS and TEM <text:span text:style-name="T9">[3]</text:span>. </text:p>
      <text:p text:style-name="P10"/>
      <text:p text:style-name="P14"><text:span text:style-name="T23">A part of the project studies </text:span>the response of the nanocarrier<text:span text:style-name="T24">s</text:span> to increasing solvent osmolality and compare<text:span text:style-name="T24">s</text:span> the different response of PEGylated and plain liposomes to osmotic pressure depending on their size. <text:span text:style-name="T25">By focusing on the phospholipid bilayer feature observed at large </text:span><text:span text:style-name="T2">q</text:span><text:span text:style-name="T25">-values, information about the lamellar structure of the liposomes can be obtained and an insight into the shape variation of the lipid vesicles under osmotic stress can be investigated.</text:span></text:p>
      <text:p text:style-name="P3"/>
      <text:p text:style-name="P3"/>
      <text:p text:style-name="P1"/>
      <text:p text:style-name="P18">References:</text:p>
      <text:p text:style-name="P18"/>
      <text:p text:style-name="P4"><text:span text:style-name="T9">[1]</text:span> R. Garcia-Diez, C. Gollwitzer, M. Krumrey, <text:span text:style-name="T1">J. Appl. Cryst.</text:span> <text:span text:style-name="T9">48</text:span>, 20-28 (2015)</text:p>
      <text:p text:style-name="P4"/>
      <text:p text:style-name="P5"><text:span text:style-name="T9">[2]</text:span> R. Garcia-Diez, A. Sikora, C. Gollwitzer, C. Minelli, M. Krumrey, <text:span text:style-name="T1">Eur. Polym. J. </text:span><text:span text:style-name="T6">8</text:span><text:span text:style-name="T7">1</text:span><text:span text:style-name="T4">, </text:span><text:span text:style-name="T5">641</text:span><text:span text:style-name="T4">-</text:span><text:span text:style-name="T5">649</text:span><text:span text:style-name="T1"> </text:span><text:s/>(2016)</text:p>
      <text:p text:style-name="P4"/>
      <text:p text:style-name="P4"><text:span text:style-name="T8">[3]</text:span> R. Garcia-Diez, C. Gollwitzer, M. Krumrey, Z. Varga, <text:span text:style-name="T3">Langmuir</text:span> <text:span text:style-name="T9">32 (3)</text:span>, 772-778 (2015)</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9"/>
      <text:p text:style-name="P15">Ort, Datum, Unterschrift der Antragstellerin bzw. des Antragstell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uxi Serif" svg:font-family="'Luxi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ul Garcia-Diez</meta:initial-creator>
    <meta:creation-date>2016-07-29T09:53:27.373829894</meta:creation-date>
    <dc:date>2016-07-29T13:56:22.321210884</dc:date>
    <dc:creator>Raul Garcia-Diez</dc:creator>
    <meta:editing-duration>PT4H2M40S</meta:editing-duration>
    <meta:editing-cycles>35</meta:editing-cycles>
    <meta:generator>LibreOffice/5.0.6.3$Linux_X86_64 LibreOffice_project/00m0$Build-3</meta:generator>
    <meta:document-statistic meta:table-count="0" meta:image-count="0" meta:object-count="0" meta:page-count="2" meta:paragraph-count="13" meta:word-count="550" meta:character-count="3713" meta:non-whitespace-character-count="3172"/>
  </office:meta>
</office:document-meta>
</file>